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liesstext">
      <style:paragraph-properties fo:text-align="start" style:justify-single-word="false"/>
    </style:style>
    <style:style style:name="P2" style:family="paragraph" style:parent-style-name="gL_5f_Fliesstext">
      <style:text-properties fo:language="en" fo:country="US"/>
    </style:style>
    <style:style style:name="P3" style:family="paragraph" style:parent-style-name="gL_5f_Fliesstext">
      <style:paragraph-properties fo:text-align="start" style:justify-single-word="false"/>
      <style:text-properties fo:language="en" fo:country="US"/>
    </style:style>
    <style:style style:name="P4" style:family="paragraph" style:parent-style-name="gL_5f_Fliesstext">
      <style:text-properties fo:font-size="11pt" fo:language="en" fo:country="US" fo:font-weight="bold" style:font-size-asian="11pt" style:font-weight-asian="bold" style:font-size-complex="11pt" style:font-weight-complex="bold"/>
    </style:style>
    <style:style style:name="P5" style:family="paragraph" style:parent-style-name="gL_5f_Fliesstext_5f_Abstand_5f_davor">
      <style:paragraph-properties fo:text-align="start" style:justify-single-word="false"/>
    </style:style>
    <style:style style:name="P6" style:family="paragraph" style:parent-style-name="gL_5f_Fliesstext_5f_Abstand_5f_davor">
      <style:text-properties fo:font-size="12pt" fo:language="en" fo:country="US" style:font-size-asian="12pt" style:font-size-complex="12pt"/>
    </style:style>
    <style:style style:name="P7" style:family="paragraph" style:parent-style-name="gL_5f_Fliesstext_5f_Abstand_5f_davor">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text-transform="uppercase" fo:font-size="15pt" fo:language="en" fo:country="US" fo:background-color="transparent" style:font-size-asian="15pt" style:font-size-complex="15pt"/>
    </style:style>
    <style:style style:name="P10" style:family="paragraph" style:parent-style-name="gL_5f_Inhaltsverzeichnis_5f_DeSario_5f_Subtitle">
      <style:text-properties fo:language="en" fo:country="US"/>
    </style:style>
    <style:style style:name="P11" style:family="paragraph" style:parent-style-name="gL_5f_Inhaltsverzeichnis_5f_DeSario_5f_Subtitle">
      <style:text-properties fo:font-variant="normal" fo:text-transform="none" fo:color="#000000" fo:language="en" fo:country="US" fo:font-style="normal" style:font-size-asian="11pt" style:font-size-complex="11pt"/>
    </style:style>
    <style:style style:name="P12" style:family="paragraph" style:parent-style-name="gL_5f_Bibelzitat_5f_Quellenangabe_5f_ohne_5f_Einzug_5f__28_kleiner_5f_Abstand_5f_danach_29_">
      <style:text-properties fo:language="en" fo:country="US"/>
    </style:style>
    <style:style style:name="P13" style:family="paragraph" style:parent-style-name="gL_5f_Inhaltsverzeichnis_5f_DeSario">
      <style:paragraph-properties>
        <style:tab-stops>
          <style:tab-stop style:position="0.626cm"/>
          <style:tab-stop style:position="17.655cm"/>
          <style:tab-stop style:position="19.001cm" style:type="right"/>
        </style:tab-stops>
      </style:paragraph-properties>
    </style:style>
    <style:style style:name="P14" style:family="paragraph" style:parent-style-name="gL_5f_Bibelzitat_5f_Abstand_5f_davor_5f_ohne_5f_Einzug">
      <style:text-properties fo:language="en" fo:country="US"/>
    </style:style>
    <style:style style:name="P15" style:family="paragraph" style:parent-style-name="gL_5f_Bibelzitat_5f_kein_5f_Abstand_5f_davor_5f_ohne_5f_Einzug_5f__28_Folgezeile_29_">
      <style:text-properties fo:language="en" fo:country="US"/>
    </style:style>
    <style:style style:name="P16" style:family="paragraph" style:parent-style-name="gL_5f_Bibelzitat_5f_kein_5f_Abstand_5f_davor_5f_ohne_5f_Einzug_5f__28_Folgezeile_29_">
      <style:text-properties fo:language="en" fo:country="US" fo:font-style="italic"/>
    </style:style>
    <style:style style:name="P17" style:family="paragraph" style:parent-style-name="gL_5f_Titel">
      <style:paragraph-properties fo:text-align="center" style:justify-single-word="false" fo:break-before="page"/>
      <style:text-properties fo:language="en" fo:country="US" style:text-underline-style="solid" style:text-underline-width="auto" style:text-underline-color="font-color" fo:font-weight="bold"/>
    </style:style>
    <style:style style:name="P18" style:family="paragraph" style:parent-style-name="gL_5f_Fliesstext" style:list-style-name="">
      <style:text-properties fo:font-size="18pt" fo:language="en" fo:country="US" fo:font-weight="bold" style:font-size-asian="18pt" style:font-weight-asian="bold" style:font-size-complex="18pt" style:font-weight-complex="bold"/>
    </style:style>
    <style:style style:name="P19" style:family="paragraph" style:parent-style-name="gL_5f_Fliesstext">
      <style:paragraph-properties fo:text-align="start" style:justify-single-word="false"/>
    </style:style>
    <style:style style:name="P20" style:family="paragraph" style:parent-style-name="gL_5f_Fliesstext_5f_Folge">
      <style:paragraph-properties fo:margin-left="0cm" fo:margin-right="0cm" fo:text-align="start" style:justify-single-word="false" fo:text-indent="0cm" style:auto-text-indent="false"/>
    </style:style>
    <style:style style:name="P21" style:family="paragraph" style:parent-style-name="gL_5f_Ueberschrift1">
      <style:text-properties fo:text-transform="capitalize" fo:language="en" fo:country="US" style:text-underline-style="none" fo:font-weight="bold"/>
    </style:style>
    <style:style style:name="P22" style:family="paragraph" style:parent-style-name="gL_5f_Titel" style:master-page-name="gL_5f_Seitenvorlage_5f_mehr_5f_Platz_5f_Fusszeile">
      <style:paragraph-properties style:page-number="auto"/>
      <style:text-properties fo:language="en" fo:country="US"/>
    </style:style>
    <style:style style:name="T1" style:family="text">
      <style:text-properties fo:language="en" fo:country="US"/>
    </style:style>
    <style:style style:name="T2" style:family="text">
      <style:text-properties style:use-window-font-color="true" fo:language="en" fo:country="US"/>
    </style:style>
    <style:style style:name="T3" style:family="text">
      <style:text-properties fo:font-variant="normal" fo:text-transform="none" fo:color="#000000" fo:font-style="normal" style:font-size-asian="11pt" style:font-size-complex="11pt"/>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style>
    <style:style style:name="T9" style:family="text">
      <style:text-properties style:text-underline-style="none"/>
    </style:style>
    <style:style style:name="T10" style:family="text">
      <style:text-properties fo:text-transform="capitalize"/>
    </style:style>
    <style:style style:name="T11" style:family="text">
      <style:text-properties fo:text-transform="capitalize" fo:color="#000000" fo:font-style="normal" style:font-size-asian="11pt" style:font-size-complex="11pt"/>
    </style:style>
    <style:style style:name="T12" style:family="text">
      <style:text-properties fo:text-transform="capitalize" style:text-underline-style="none"/>
    </style:style>
    <style:style style:name="T13" style:family="text">
      <style:text-properties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Exploding the Myths of Reformed Theology</text:p>
      <text:p text:style-name="P5"><text:span text:style-name="T1">Originally by Michael DeSario (Standing the Gap Ministries </text:span><text:a xlink:type="simple" xlink:href="http://www.standingthegap.org/">www.standingthegap.org</text:a><text:span text:style-name="T1">)</text:span></text:p>
      <text:p text:style-name="P3">The content was originally published in English. Following is only an excerpt of this document (Chapter 1)</text:p>
      <text:p text:style-name="P3">You can Email questions and comments at: <text:a xlink:type="simple" xlink:href="mailto:Holdingfirmly@gmail.com">Holdingfirmly@gmail.com</text:a> (English)</text:p>
      <text:p text:style-name="P1"><text:span text:style-name="T1">Link to the original document: </text:span><text:a xlink:type="simple" xlink:href="http://www.standingthegap.org/Exploding%20the%20Myths.pdf">http://www.standingthegap.org/Exploding%20the%20Myths.pdf</text:a></text:p>
      <text:p text:style-name="P1"><text:span text:style-name="T1">Link to the whole document: </text:span><text:a xlink:type="simple" xlink:href="http://gesundelehre.tk/download/english/summary_michael_desario_exploding_the_myths_of_reformed_theology.pdf">http://gesundelehre.tk/download/english/summary_michael_desario_exploding_the_myths_of_reformed_theology.pdf</text:a></text:p>
      <text:p text:style-name="P20"><text:span text:style-name="T1">Link to the German version of the document: </text:span><text:a xlink:type="simple" xlink:href="http://gesundelehre.tk/download/german/zusammenfassung_michael_desario_aufdecken_der_mythen_der_reformierten_theologie.pdf">http://gesundelehre.tk/download/german/zusammenfassung_michael_desario_aufdecken_der_mythen_der_reformierten_theologie.pdf</text:a></text:p>
      <text:p text:style-name="P4"/>
      <text:p text:style-name="P4"/>
      <text:h text:style-name="P18" text:outline-level="1">Index</text:h>
      <text:p text:style-name="gL_5f_Inhaltsverzeichnis_5f_DeSario">1.<text:tab/><text:span text:style-name="T10">Let the Wicked forsake his way</text:span><text:tab/>Page<text:tab/>2</text:p>
      <text:p text:style-name="P10">Discussion of Ability and Free Will vs born in sin, saved in sin and can never stop sinning.</text:p>
      <text:p text:style-name="P13">2.<text:tab/><text:span text:style-name="T10">Real Repentance</text:span><text:tab/>Page<text:tab/>4</text:p>
      <text:p text:style-name="P10">A Discussion of Repentance and faith proven by deeds. The purpose and effect of genuine repentance. The self cleansing of humility leading to reconciliation.</text:p>
      <text:p text:style-name="gL_5f_Inhaltsverzeichnis_5f_DeSario">3.<text:tab/><text:span text:style-name="T10">Common Dispersions parroted by professing Christians</text:span><text:tab/>Page<text:tab/>6</text:p>
      <text:p text:style-name="gL_5f_Inhaltsverzeichnis_5f_DeSario">4.<text:tab/><text:span text:style-name="T10">What must I do to be saved? (What Must I do to inherit Eternal Life?)</text:span><text:tab/>Page<text:tab/>7</text:p>
      <text:p text:style-name="P10">A discussion on the true Gospel of Jesus Christ revealing the Synergy of faith establishing the law of love.</text:p>
      <text:p text:style-name="gL_5f_Inhaltsverzeichnis_5f_DeSario"><text:span text:style-name="T9">5.<text:tab/></text:span><text:span text:style-name="T12">Can you Sin and Not Die?</text:span><text:tab/>Page<text:tab/>8</text:p>
      <text:p text:style-name="P10">Examining Substitution and imputed righteousness against the warnings of willful sin in Hebrews 10:26. Explaining genuine righteousness and the<text:span text:style-name="T13"> healing of the mind through faith. Answering the charge of sinless perfect against Obedience to the truth.</text:span></text:p>
      <text:p text:style-name="gL_5f_Inhaltsverzeichnis_5f_DeSario">6.<text:tab/><text:span text:style-name="T10">Regeneration in Christ, the effects of the New Birth and transformation from Darkness to Light</text:span><text:tab/>Page<text:tab/>13</text:p>
      <text:p text:style-name="gL_5f_Inhaltsverzeichnis_5f_DeSario">7.<text:tab/><text:span text:style-name="T10">What the fallacy of Penal Substitution has done to the Gospel</text:span><text:tab/>Page<text:tab/>15</text:p>
      <text:p text:style-name="gL_5f_Inhaltsverzeichnis_5f_DeSario">8.<text:tab/><text:span text:style-name="T10">The Church as it is seen today compared to the Ekklesia of Scripture</text:span><text:tab/>Page<text:tab/>18</text:p>
      <text:p text:style-name="gL_5f_Inhaltsverzeichnis_5f_DeSario">9.<text:tab/><text:span text:style-name="T10">Exposing the myth of the visible and invisible church (Legitimizing the Illegitimate Church!)</text:span><text:tab/>Page<text:tab/>22</text:p>
      <text:p text:style-name="P10">Exposing the myth of the visible and invisible church supposedly qualified in the parable of the wheat<text:line-break/>and tares. Explaining why the preachers will not expose the sins of professed Christians in their churches.</text:p>
      <text:p text:style-name="gL_5f_Inhaltsverzeichnis_5f_DeSario">10.<text:tab/><text:span text:style-name="T10">Calling Evil Good and Good Evil</text:span><text:tab/>Page<text:tab/>25</text:p>
      <text:p text:style-name="P10">How the concept of Right and wrong has been reversed in our society at large.</text:p>
      <text:p text:style-name="gL_5f_Inhaltsverzeichnis_5f_DeSario">11.<text:tab/><text:span text:style-name="T10">Faithfulness to keeping the Commands of God</text:span><text:tab/>Page<text:tab/>28</text:p>
      <text:p text:style-name="P10">The True meaning of faith and how faith is perfected in Deeds. Exploding the mythical contradictions between faith and works imagined by the Reformers. Why ‘faith alone’ cannot Save the soul.</text:p>
      <text:p text:style-name="gL_5f_Inhaltsverzeichnis_5f_DeSario"><text:span text:style-name="T11">12.<text:tab/>Reaping what you Sow. (The inevitable consequences of sin)</text:span><text:span text:style-name="T3"><text:tab/>Page<text:tab/>31</text:span></text:p>
      <text:p text:style-name="P11">Exposing the fallacy of carnal Christians and how it is mocking God to live according to the flesh. Defining the true Nature of God’s Mercy and Righteous Judgments</text:p>
      <text:p text:style-name="P17">Exploding the Myths of Reformed Theology</text:p>
      <text:p text:style-name="P8"/>
      <text:p text:style-name="P9">Exposing the Myths of inability, born in sin, saved in sin and all the doctrinal fallacies necessitated by them.</text:p>
      <text:h text:style-name="P21" text:outline-level="1">Let the Wicked forsake his Way</text:h>
      <text:p text:style-name="P6"><text:span text:style-name="T6">Man is a sinner by Choice Not by Nature, so the Bible Does teach:</text:span> </text:p>
      <text:p text:style-name="P14">A simple man believes in every word, but an astute man comes to Repentance. A wise man turns away from evil, but a man without discernment persuades himself to mingle with a lawless man.</text:p>
      <text:p text:style-name="P12">Prov14:15-16</text:p>
      <text:p text:style-name="P16">An evil man does evil things with arrogance. But those who know themselves are wise.</text:p>
      <text:p text:style-name="P12">Prov13:11</text:p>
      <text:p text:style-name="P15">Those who repaid me evil for good, slandered me because I purpose Righteousness. Ps37:21</text:p>
      <text:p text:style-name="P7"><text:span text:style-name="T5">This teaches us that an evil man is not evil by nature but by choice.</text:span> They have chosen <text:span text:style-name="T4">not</text:span> to know Wisdom and instruction. Therefore wisdom cannot be found among them. But perception and discernment are two aspects of the wise, if they choose to know wisdom and follow after Righteousness. By the wrong use of the Will evil overtakes a person and they become<text:span text:style-name="T5"> self deceived also by choice.</text:span> If the Nature of man was corrupt he could not correct or discipline himself, he would be forced to live according to his basic instincts. (like an animal) But the nature is <text:span text:style-name="T5">inherently good,</text:span> fully capable of making Right choices. This is the reason that nothing unrighteous will ever be pleasing to the righteous. (Prov12:23) They have by their own free will <text:span text:style-name="T4">CHOSEN</text:span> to Repent Stop sinning and follow after God. What makes the Present day message of Substitution (saved in sin) Gospel so deadly to the soul is that<text:span text:style-name="T5"> Free Choice is negated</text:span> by the fallacy of a disabled will.</text:p>
      <text:p text:style-name="P7">That's why the Scripture says a '<text:span text:style-name="T8">Simple man believes every word'</text:span>. The simple minded are always easily deceived by smooth words and flattering speech. (Rom16:18) It's difficult to admit to this but anyone who rejects God's Wisdom, reproof and instruction in favor of sinning daily in thought, word and deed, is <text:span text:style-name="T4">simple</text:span> in mind. (meaning they will believe almost anything they are told without question) They can never see through the deceptions of sin and their need for a full departure from wrong doings. The deceived are self deceived by their own vices, the soft message of a do nothing gospel presented to their minds in great swelling words of emptiness, promising them liberty in their sins (2Pet2:18) is impossible to resist. It's the <text:span text:style-name="T4">PERFECT</text:span> device for them to never stop sinning and devise even more excuses to escape their responsibility to <text:span text:style-name="T4">obey</text:span> God and repent. </text:p>
      <text:p text:style-name="P7">Herein is the Reason so <text:span text:style-name="T4">Few</text:span> are coming to a Saving knowledge of the truth. The mechanism of free will has been disabled by the Preaching of fallacy. Their natural God given ability to choose the Right Path is canceled out by an<text:span text:style-name="T5"> imaginary sinful</text:span> <text:span text:style-name="T5">nature</text:span> invented by the Doctrines of men. Therefore they can '<text:span text:style-name="T6">never stop'</text:span> sinning and God must devise a method to Justify them <text:span text:style-name="T4">'in sin'</text:span>. Thus you have Substitution, the magic transfer and eternal security, equaling 'Saved in Sin' or as falsely preached: '<text:span text:style-name="T7">While we were yet sinners Christ died for us'</text:span> Rom5:8, in their minds meaning the ungodly are<text:span text:style-name="T5"> Justified 'in their sins'.</text:span> (Rom4:5-8) As though God does not demand you <text:span text:style-name="T4">FIRST TURN</text:span> from your sins in repentance and come clean as the Scriptures repeatedly point out. </text:p>
      <text:p text:style-name="P14">Let the wicked forsake his way, And the unrighteous man his thoughts; Let him return to the LORD, And He will have mercy on him; And to our God, For He will abundantly pardon.</text:p>
      <text:p text:style-name="P12">Isa55:7</text:p>
      <text:p text:style-name="P15">Now therefore, amend your ways and your doings, and obey the voice of the LORD your God; then the LORD will relent concerning the doom that He has pronounced against you.</text:p>
      <text:p text:style-name="P12">Jer26:13 </text:p>
      <text:p text:style-name="P2">So when we say that a person is<text:span text:style-name="T5"> </text:span><text:span text:style-name="T6">Not 'Saved' in their sins</text:span><text:span text:style-name="T5">,</text:span> we Mean that he is <text:span text:style-name="T4">NOT </text:span>Saved while <text:span text:style-name="T4">STILL</text:span> Committing sin <text:soft-page-break/>because he is FULLY Capable of amending his ways and forsaking evil in the process of Repentance Proven by Deeds. This means that sins of the flesh such as fornication, adultery, drunkenness, uncleanness, lying, cheating, stealing, foul communications and evil dispositions <text:span text:style-name="T4">cease</text:span>. I understand this goes against the grain of the things professing Christians have been taught in the religious establishment and now believe are true. (and base their fictitious Salvation on) BUT the Bible <text:span text:style-name="T4">Clearly</text:span> shows that a<text:span text:style-name="T5"> </text:span><text:span text:style-name="T6">'broken and contrite' heart</text:span> (Ps51:17) crying out for God's Mercy <text:span text:style-name="T4">has ceased from the sin</text:span> that brought him to this place of humility. </text:p>
      <text:p text:style-name="P7"><text:span text:style-name="T6">King David</text:span> (often sited as the professed prime example of their inevitably to sin) had <text:span text:style-name="T4">CEASED</text:span> from his sin when he bitterly repented and cried out to God. (Psalm 51) Similar to the other Biblical examples of Repentance shown in Jonah 3:5-10 where the <text:span text:style-name="T4">ENTIRE</text:span> City of Nineveh <text:span text:style-name="T4">TURNED</text:span> from their evil ways from the King down and cried out to God for Mercy in hopes of finding a reprieve. Zacchaeus the chief tax collector Lk19:1-10, <text:span text:style-name="T4">Amended</text:span> his fraudulent ways <text:span text:style-name="T4">BEFORE</text:span> meeting up with the Lord and being pronounced Saved. Even the Prodigal Son Lk15:11-32, is said to have <text:span text:style-name="T4">'Came to himself'</text:span> and rose up <text:span text:style-name="T4">OUT</text:span> of the Pig Pen to return to the Father.<text:span text:style-name="T5"> </text:span><text:span text:style-name="T6">NO ONE</text:span> can be Justified while they remain in Known Willful Rebellion to God on the mere Virtue of Christ's Death. The <text:span text:style-name="T4">OFFER</text:span> of Reconciliation has gone out to all men everywhere to Repent TURN from their evil deeds and be Saved! 2Cor5:20, Acts17:30 </text:p>
      <text:p text:style-name="P7">The Bible tells us that<text:span text:style-name="T5"> Without Faith</text:span> that is impossible to please God, for those who come to Him must first Believe that He is and He <text:span text:style-name="T4">REWARDS</text:span> those who<text:span text:style-name="T5"> Diligently</text:span> <text:span text:style-name="T5">Seek</text:span> Him out. (Heb11:6) This requires putting forth a determined <text:span text:style-name="T4">EFFORT</text:span> of the Will to discover God's Truth; (as in Ask, Seek, Knock Mt7:7 a <text:span text:style-name="T7">continual</text:span> action!) In Scripture FAITH is '<text:span text:style-name="T4">Accomplishing'</text:span> a task. (Heb11:4 by faith <text:span text:style-name="T4">Able OBTAINED </text:span>witness that he was righteous, offering God a MORE Excellent Sacrifice than his brother Cain) This means he put forth a diligent effort to place himself in Conformity to God's requirements) </text:p>
      <text:p text:style-name="P7"><text:span text:style-name="T5">Here's where we loose the '</text:span><text:span text:style-name="T6">saved in sin'</text:span> folks who love the Instant Burger King Religion. The Professing Christian Establishment is acclimated to a quick and easy form of Salvation. Get them <text:span text:style-name="T7">'Saved'</text:span> attached to the Church and into a program designed to pacify their addiction. Going to all the trouble to <text:span text:style-name="T4">ACTUALLY</text:span> bring them OUT of their wrongdoings doesn't fit into the schedule nor does it meet up with the criterion of their Doctrines. Rudimentary Faith (<text:span text:style-name="T7">Js2:19 the devils believe!</text:span>) is enough; Confession and Trusting in a Magic Provision that God has you covered and understands that your 'sinfulness' is a malady you have no control over. Timeframe is their acid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L_5f_Inhaltsverzeichnis_5f_DeSario" style:display-name="gL_Inhaltsverzeichnis_DeSario" style:family="paragraph" style:parent-style-name="gL_5f_Fliesstext" style:class="text">
      <style:paragraph-properties fo:margin-top="0.3cm" fo:margin-bottom="0cm" fo:line-height="120%" fo:text-align="start" style:justify-single-word="false">
        <style:tab-stops>
          <style:tab-stop style:position="0.626cm"/>
          <style:tab-stop style:position="17.655cm"/>
          <style:tab-stop style:position="19.001cm" style:type="right"/>
        </style:tab-stops>
      </style:paragraph-properties>
      <style:text-properties fo:font-variant="normal" fo:text-transform="none" fo:color="#000000" style:font-name="TimesNewRoman1" fo:font-size="11pt" fo:language="en" fo:country="US" fo:font-style="normal" fo:font-weight="bold" style:font-size-asian="11pt" style:font-weight-asian="bold" style:font-size-complex="11pt" style:font-weight-complex="bold"/>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age_20_Number">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language="en" fo:country="US"/>
    </style:style>
    <style:style style:name="MT2" style:family="text">
      <style:text-properties style:use-window-font-color="true"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15.24cm" fo:page-height="22.86cm" style:num-format="1" style:print-orientation="portrait" fo:margin-top="1.305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1.27cm" fo:margin-bottom="0.247cm" fo:margin-left="1.87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5.24cm" fo:page-height="22.86cm" style:num-format="1" style:print-orientation="portrait" fo:margin-top="1.27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15.24cm" fo:page-height="22.86cm" style:num-format="1" style:print-orientation="portrait" fo:margin-top="1.623cm" fo:margin-bottom="0.247cm" fo:margin-left="2.011cm" fo:margin-right="1.23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gL_5f_Fusszeile"><text:span text:style-name="MT1">This article has been published on </text:span><text:a xlink:type="simple" xlink:href="http://gesundelehre.tk/"><text:span text:style-name="MT2">http://gesundelehre.tk</text:span></text:a><text:span text:style-name="MT1"><text:tab/></text:span><text:span text:style-name="MT1"><text:page-number text:select-page="current">3</text:page-number></text:span><text:span text:style-name="MT1">/</text:span><text:span text:style-name="MT1"><text:page-count>3</text:page-count></text:span></text:p>
      </style:footer>
    </style:master-page>
    <style:master-page style:name="Konvert_20_0" style:display-name="Konvert 0" style:page-layout-name="Mpm4"/>
    <style:master-page style:name="Konvert_20_1" style:display-name="Konvert 1" style:page-layout-name="Mpm4"/>
    <style:master-page style:name="Konvert_20_2" style:display-name="Konvert 2" style:page-layout-name="Mpm4"/>
    <style:master-page style:name="Konvert_20_3" style:display-name="Konvert 3" style:page-layout-name="Mpm4"/>
    <style:master-page style:name="Konvert_20_4" style:display-name="Konvert 4" style:page-layout-name="Mpm4"/>
    <style:master-page style:name="Konvert_20_5" style:display-name="Konvert 5" style:page-layout-name="Mpm4"/>
    <style:master-page style:name="Konvert_20_6" style:display-name="Konvert 6" style:page-layout-name="Mpm4"/>
    <style:master-page style:name="Konvert_20_7" style:display-name="Konvert 7" style:page-layout-name="Mpm4"/>
    <style:master-page style:name="Konvert_20_8" style:display-name="Konvert 8" style:page-layout-name="Mpm4"/>
    <style:master-page style:name="Konvert_20_9" style:display-name="Konvert 9" style:page-layout-name="Mpm4"/>
    <style:master-page style:name="Konvert_20_10" style:display-name="Konvert 10" style:page-layout-name="Mpm4"/>
    <style:master-page style:name="Konvert_20_11" style:display-name="Konvert 11" style:page-layout-name="Mpm4"/>
    <style:master-page style:name="Konvert_20_12" style:display-name="Konvert 12" style:page-layout-name="Mpm4"/>
    <style:master-page style:name="Konvert_20_13" style:display-name="Konvert 13" style:page-layout-name="Mpm5"/>
    <style:master-page style:name="Konvert_20_14" style:display-name="Konvert 14" style:page-layout-name="Mpm4"/>
    <style:master-page style:name="Konvert_20_15" style:display-name="Konvert 15" style:page-layout-name="Mpm4"/>
    <style:master-page style:name="Konvert_20_16" style:display-name="Konvert 16" style:page-layout-name="Mpm6"/>
    <style:master-page style:name="Konvert_20_17" style:display-name="Konvert 17" style:page-layout-name="Mpm4"/>
    <style:master-page style:name="Konvert_20_18" style:display-name="Konvert 18" style:page-layout-name="Mpm4"/>
    <style:master-page style:name="Konvert_20_19" style:display-name="Konvert 19" style:page-layout-name="Mpm7"/>
    <style:master-page style:name="Konvert_20_20" style:display-name="Konvert 20" style:page-layout-name="Mpm4"/>
    <style:master-page style:name="Konvert_20_21" style:display-name="Konvert 21" style:page-layout-name="Mpm4"/>
    <style:master-page style:name="Konvert_20_22" style:display-name="Konvert 22" style:page-layout-name="Mpm4"/>
    <style:master-page style:name="Konvert_20_23" style:display-name="Konvert 23" style:page-layout-name="Mpm4"/>
    <style:master-page style:name="Konvert_20_24" style:display-name="Konvert 24" style:page-layout-name="Mpm4"/>
    <style:master-page style:name="Konvert_20_25" style:display-name="Konvert 25" style:page-layout-name="Mpm4"/>
    <style:master-page style:name="Konvert_20_26" style:display-name="Konvert 26" style:page-layout-name="Mpm6"/>
    <style:master-page style:name="Konvert_20_27" style:display-name="Konvert 27" style:page-layout-name="Mpm4"/>
    <style:master-page style:name="Konvert_20_28" style:display-name="Konvert 28" style:page-layout-name="Mpm4"/>
    <style:master-page style:name="Konvert_20_29" style:display-name="Konvert 29" style:page-layout-name="Mpm4"/>
    <style:master-page style:name="Konvert_20_30" style:display-name="Konvert 30" style:page-layout-name="Mpm4"/>
    <style:master-page style:name="Konvert_20_31" style:display-name="Konvert 31" style:page-layout-name="Mpm4"/>
    <style:master-page style:name="Konvert_20_32" style:display-name="Konvert 32" style:page-layout-name="Mpm4"/>
    <style:master-page style:name="Konvert_20_33" style:display-name="Konvert 33" style:page-layout-name="Mpm4"/>
    <style:master-page style:name="Konvert_20_34" style:display-name="Konvert 34" style:page-layout-name="Mpm4"/>
    <style:master-page style:name="Konvert_20_35" style:display-name="Konvert 35" style:page-layout-name="Mpm4"/>
    <style:master-page style:name="Konvert_20_36" style:display-name="Konvert 36" style:page-layout-name="Mpm4"/>
    <style:master-page style:name="Konvert_20_37" style:display-name="Konvert 37" style:page-layout-name="Mpm4"/>
    <style:master-page style:name="Konvert_20_38" style:display-name="Konvert 38" style:page-layout-name="Mpm4"/>
    <style:master-page style:name="Konvert_20_39" style:display-name="Konvert 39" style:page-layout-name="Mpm4"/>
    <style:master-page style:name="Konvert_20_40" style:display-name="Konvert 40" style:page-layout-name="Mpm4"/>
    <style:master-page style:name="Konvert_20_41" style:display-name="Konvert 41" style:page-layout-name="Mpm6"/>
    <style:master-page style:name="Konvert_20_42" style:display-name="Konvert 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1-09T17:03:21.37</meta:creation-date>
    <meta:editing-duration>PT08H20M49S</meta:editing-duration>
    <meta:editing-cycles>40</meta:editing-cycles>
    <meta:generator>OpenOffice.org/3.2$Win32 OpenOffice.org_project/320m12$Build-9483</meta:generator>
    <meta:initial-creator>Simon Ott</meta:initial-creator>
    <dc:date>2015-01-25T00:26:36.69</dc:date>
    <dc:creator>Simon Ott</dc:creator>
    <meta:document-statistic meta:table-count="0" meta:image-count="0" meta:object-count="0" meta:page-count="3" meta:paragraph-count="49" meta:word-count="1548" meta:character-count="9263"/>
  </office:meta>
</office:document-meta>
</file>